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3196d" officeooo:paragraph-rsid="0013196d" style:font-weight-asian="bold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normal" officeooo:rsid="0013196d" officeooo:paragraph-rsid="0013196d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weight="normal" officeooo:rsid="0013196d" officeooo:paragraph-rsid="0013196d" style:font-weight-asian="normal" style:font-weight-complex="normal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stificación del Diseño – Email Marketing “Feria Dos Ruedas”</text:p>
      <text:p text:style-name="Standard"/>
      <text:p text:style-name="P1">Samuel Ortiz</text:p>
      <text:p text:style-name="P1"/>
      <text:p text:style-name="P5"><text:span text:style-name="Strong_20_Emphasis">Para quién está diseñado (público objetivo):</text:span><text:line-break/>El diseño está orientado a tres perfiles clave:</text:p>
      <text:list text:style-name="L1">
        <text:list-item>
          <text:p text:style-name="P4"><text:span text:style-name="Strong_20_Emphasis">Visitantes moteros</text:span> (jóvenes y adultos, 18–55 años), interesados en novedades, promociones y experiencias interactivas.</text:p>
        </text:list-item>
        <text:list-item>
          <text:p text:style-name="P4"><text:span text:style-name="Strong_20_Emphasis">Expositores y marcas</text:span> del sector (Honda, Yamaha, Mapfre, etc.), buscando visibilidad, generación de leads y fidelización.</text:p>
        </text:list-item>
        <text:list-item>
          <text:p text:style-name="P4"><text:span text:style-name="Strong_20_Emphasis">Prensa e influencers</text:span>, para promover la feria y el sorteo.</text:p>
        </text:list-item>
      </text:list>
      <text:p text:style-name="P5"><text:span text:style-name="Strong_20_Emphasis">Por qué se eligió este diseño:</text:span></text:p>
      <text:list text:style-name="L2">
        <text:list-item>
          <text:p text:style-name="P6">Se utiliza una <text:span text:style-name="Strong_20_Emphasis">estructura vertical</text:span> optimizada para dispositivos móviles y correo electrónico (600px de ancho estándar).</text:p>
        </text:list-item>
        <text:list-item>
          <text:p text:style-name="P6">Se diseñó con jerarquía visual clara: encabezado llamativo, mensaje del sorteo destacado, CTA prominente, beneficios, redes y footer.</text:p>
        </text:list-item>
        <text:list-item>
          <text:p text:style-name="P6">Las imágenes animadas y colores vibrantes (rojo corporativo y fondos blancos) captan la atención y generan dinamismo.</text:p>
        </text:list-item>
        <text:list-item>
          <text:p text:style-name="P6">Se integraron elementos visuales coherentes con la identidad de <text:span text:style-name="Strong_20_Emphasis">Feria Valencia</text:span> y el mundo motero (motos, GP, velocidad, logotipos de patrocinadores).</text:p>
        </text:list-item>
      </text:list>
      <text:p text:style-name="P5"><text:span text:style-name="Strong_20_Emphasis">Elementos visuales utilizados:</text:span></text:p>
      <text:list text:style-name="L3">
        <text:list-item>
          <text:p text:style-name="P7"><text:span text:style-name="Strong_20_Emphasis">Tipografía moderna y legible</text:span> (Poppins).</text:p>
        </text:list-item>
        <text:list-item>
          <text:p text:style-name="P7"><text:span text:style-name="Strong_20_Emphasis">Botones con colores contrastados</text:span> (rojo sobre blanco) para guiar la acción del usuario.</text:p>
        </text:list-item>
        <text:list-item>
          <text:p text:style-name="P7"><text:span text:style-name="Strong_20_Emphasis">Imágenes con movimiento</text:span> (GIFs) para reforzar la sensación de energía.</text:p>
        </text:list-item>
        <text:list-item>
          <text:p text:style-name="P7"><text:span text:style-name="Strong_20_Emphasis">Distribución en secciones</text:span>: encabezado, sorteo, beneficios, CTA, organizadores/patrocinadores, redes sociales y pie.</text:p>
        </text:list-item>
      </text:list>
      <text:p text:style-name="P5"><text:span text:style-name="Strong_20_Emphasis">Jerarquía visual aplicada:</text:span></text:p>
      <text:list text:style-name="L4">
        <text:list-item>
          <text:p text:style-name="P8"><text:span text:style-name="Strong_20_Emphasis">Título impactante</text:span> (sorteo) y CTA visible al primer scroll.</text:p>
        </text:list-item>
        <text:list-item>
          <text:p text:style-name="P8"><text:span text:style-name="Strong_20_Emphasis">Texto persuasivo</text:span> y beneficios para motivar al lector.</text:p>
        </text:list-item>
        <text:list-item>
          <text:p text:style-name="P8"><text:span text:style-name="Strong_20_Emphasis">Botón de acción</text:span> (Participa ahora) con color destacado.</text:p>
        </text:list-item>
        <text:list-item>
          <text:p text:style-name="P8"><text:span text:style-name="Strong_20_Emphasis">Elementos de confianza</text:span>: logos, redes, patrocinadore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4:29:03.155000000</meta:creation-date>
    <dc:date>2025-05-26T14:31:42.518000000</dc:date>
    <meta:editing-duration>PT2M38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1" meta:word-count="235" meta:character-count="1610" meta:non-whitespace-character-count="1411"/>
  </office:meta>
</office:document-meta>
</file>